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gence100m" table:style-name="ta1">
        <table:shapes>
          <draw:frame draw:z-index="0" draw:style-name="gr1" draw:text-style-name="P1" svg:width="12.5283in" svg:height="7.2992in" svg:x="0.485in" svg:y="0.1776in">
            <draw:object draw:notify-on-update-of-ranges="convergence100m.E1:convergence100m.E1 convergence100m.A12:convergence100m.A12 convergence100m.E12:convergence100m.E12 convergence100m.E1:convergence100m.E11 convergence100m.F1:convergence100m.F11 convergence100m.A12:convergence100m.A12 convergence100m.A1:convergence100m.A11 convergence100m.F1:convergence100m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537in" svg:height="7.2992in" svg:x="6.8705in" svg:y="2.0921in">
            <draw:object draw:notify-on-update-of-ranges="convergence100m.E12:convergence100m.E12 convergence100m.F15:convergence100m.F25 convergence100m.E12:convergence100m.E12 convergence100m.E15:convergence100m.E25 convergence100m.F15:convergence100m.F25 convergence100m.A12:convergence100m.A12 convergence100m.A15:convergence100m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float" office:value="0.017436" calcext:value-type="float">
            <text:p>1.74E-02</text:p>
          </table:table-cell>
          <table:table-cell office:value-type="float" office:value="0.011942" calcext:value-type="float">
            <text:p>1.19E-02</text:p>
          </table:table-cell>
          <table:table-cell office:value-type="float" office:value="0.00000030387" calcext:value-type="float">
            <text:p>3.04E-07</text:p>
          </table:table-cell>
          <table:table-cell office:value-type="float" office:value="0.0000018494" calcext:value-type="float">
            <text:p>1.85E-06</text:p>
          </table:table-cell>
          <table:table-cell office:value-type="float" office:value="0.021133" calcext:value-type="float">
            <text:p>2.11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6405" calcext:value-type="float">
            <text:p>7.64E-04</text:p>
          </table:table-cell>
          <table:table-cell office:value-type="float" office:value="0.0036521" calcext:value-type="float">
            <text:p>3.65E-03</text:p>
          </table:table-cell>
          <table:table-cell office:value-type="float" office:value="0.00000004744" calcext:value-type="float">
            <text:p>4.74E-08</text:p>
          </table:table-cell>
          <table:table-cell office:value-type="float" office:value="0.000000099571" calcext:value-type="float">
            <text:p>9.96E-08</text:p>
          </table:table-cell>
          <table:table-cell office:value-type="float" office:value="0.0037312" calcext:value-type="float">
            <text:p>3.73E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67406" calcext:value-type="float">
            <text:p>6.74E-05</text:p>
          </table:table-cell>
          <table:table-cell office:value-type="float" office:value="0.00046281" calcext:value-type="float">
            <text:p>4.63E-04</text:p>
          </table:table-cell>
          <table:table-cell office:value-type="float" office:value="0.00000000082445" calcext:value-type="float">
            <text:p>8.24E-10</text:p>
          </table:table-cell>
          <table:table-cell office:value-type="float" office:value="0.0000000019614" calcext:value-type="float">
            <text:p>1.96E-09</text:p>
          </table:table-cell>
          <table:table-cell office:value-type="float" office:value="0.00046769" calcext:value-type="float">
            <text:p>4.68E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5088" calcext:value-type="float">
            <text:p>5.09E-05</text:p>
          </table:table-cell>
          <table:table-cell office:value-type="float" office:value="0.000039298" calcext:value-type="float">
            <text:p>3.93E-05</text:p>
          </table:table-cell>
          <table:table-cell office:value-type="float" office:value="0.000000000004249" calcext:value-type="float">
            <text:p>4.25E-12</text:p>
          </table:table-cell>
          <table:table-cell office:value-type="float" office:value="0.000000000017548" calcext:value-type="float">
            <text:p>1.75E-11</text:p>
          </table:table-cell>
          <table:table-cell office:value-type="float" office:value="0.000064289" calcext:value-type="float">
            <text:p>6.43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12302" calcext:value-type="float">
            <text:p>1.23E-05</text:p>
          </table:table-cell>
          <table:table-cell office:value-type="float" office:value="0.000003558" calcext:value-type="float">
            <text:p>3.56E-06</text:p>
          </table:table-cell>
          <table:table-cell office:value-type="float" office:value="0.000000000000032428" calcext:value-type="float">
            <text:p>3.24E-14</text:p>
          </table:table-cell>
          <table:table-cell office:value-type="float" office:value="0.00000000000011401" calcext:value-type="float">
            <text:p>1.14E-13</text:p>
          </table:table-cell>
          <table:table-cell office:value-type="float" office:value="0.000012806" calcext:value-type="float">
            <text:p>1.28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39536" calcext:value-type="float">
            <text:p>3.95E-06</text:p>
          </table:table-cell>
          <table:table-cell office:value-type="float" office:value="0.0000003795" calcext:value-type="float">
            <text:p>3.80E-07</text:p>
          </table:table-cell>
          <table:table-cell office:value-type="float" office:value="1.3837E-015" calcext:value-type="float">
            <text:p>1.38E-15</text:p>
          </table:table-cell>
          <table:table-cell office:value-type="float" office:value="6.547E-016" calcext:value-type="float">
            <text:p>6.55E-16</text:p>
          </table:table-cell>
          <table:table-cell office:value-type="float" office:value="0.0000039718" calcext:value-type="float">
            <text:p>3.97E-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7886" calcext:value-type="float">
            <text:p>7.89E-07</text:p>
          </table:table-cell>
          <table:table-cell office:value-type="float" office:value="0.000000073947" calcext:value-type="float">
            <text:p>7.39E-08</text:p>
          </table:table-cell>
          <table:table-cell office:value-type="float" office:value="1.088E-016" calcext:value-type="float">
            <text:p>1.09E-16</text:p>
          </table:table-cell>
          <table:table-cell office:value-type="float" office:value="9.4346E-018" calcext:value-type="float">
            <text:p>9.43E-18</text:p>
          </table:table-cell>
          <table:table-cell office:value-type="float" office:value="0.00000079206" calcext:value-type="float">
            <text:p>7.92E-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21929" calcext:value-type="float">
            <text:p>2.19E-07</text:p>
          </table:table-cell>
          <table:table-cell office:value-type="float" office:value="0.00000001904" calcext:value-type="float">
            <text:p>1.90E-08</text:p>
          </table:table-cell>
          <table:table-cell office:value-type="float" office:value="9.5325E-017" calcext:value-type="float">
            <text:p>9.53E-17</text:p>
          </table:table-cell>
          <table:table-cell office:value-type="float" office:value="5.8645E-019" calcext:value-type="float">
            <text:p>5.86E-19</text:p>
          </table:table-cell>
          <table:table-cell office:value-type="float" office:value="0.00000022011" calcext:value-type="float">
            <text:p>2.20E-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42152" calcext:value-type="float">
            <text:p>4.22E-08</text:p>
          </table:table-cell>
          <table:table-cell office:value-type="float" office:value="0.0000000055059" calcext:value-type="float">
            <text:p>5.51E-09</text:p>
          </table:table-cell>
          <table:table-cell office:value-type="float" office:value="6.5006E-017" calcext:value-type="float">
            <text:p>6.50E-17</text:p>
          </table:table-cell>
          <table:table-cell office:value-type="float" office:value="1.5655E-019" calcext:value-type="float">
            <text:p>1.57E-19</text:p>
          </table:table-cell>
          <table:table-cell office:value-type="float" office:value="0.00000004251" calcext:value-type="float">
            <text:p>4.25E-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15014" calcext:value-type="float">
            <text:p>1.50E-08</text:p>
          </table:table-cell>
          <table:table-cell office:value-type="float" office:value="0.000000001542" calcext:value-type="float">
            <text:p>1.54E-09</text:p>
          </table:table-cell>
          <table:table-cell office:value-type="float" office:value="6.4587E-017" calcext:value-type="float">
            <text:p>6.46E-17</text:p>
          </table:table-cell>
          <table:table-cell office:value-type="float" office:value="1.6032E-019" calcext:value-type="float">
            <text:p>1.60E-19</text:p>
          </table:table-cell>
          <table:table-cell office:value-type="float" office:value="0.000000015093" calcext:value-type="float">
            <text:p>1.51E-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31944" calcext:value-type="float">
            <text:p>3.19E-09</text:p>
          </table:table-cell>
          <table:table-cell office:value-type="float" office:value="0.00000000045113" calcext:value-type="float">
            <text:p>4.51E-10</text:p>
          </table:table-cell>
          <table:table-cell office:value-type="float" office:value="7.6905E-017" calcext:value-type="float">
            <text:p>7.69E-17</text:p>
          </table:table-cell>
          <table:table-cell office:value-type="float" office:value="1.6043E-019" calcext:value-type="float">
            <text:p>1.60E-19</text:p>
          </table:table-cell>
          <table:table-cell office:value-type="float" office:value="0.0000000032261" calcext:value-type="float">
            <text:p>3.23E-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table:number-columns-repeated="2"/>
          <table:table-cell table:style-name="Default" office:value-type="string" calcext:value-type="string">
            <text:p>Total Residual L2 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office:value-type="float" office:value="0.0095593" calcext:value-type="float">
            <text:p>9.56E-03</text:p>
          </table:table-cell>
          <table:table-cell office:value-type="float" office:value="0.012067" calcext:value-type="float">
            <text:p>1.21E-02</text:p>
          </table:table-cell>
          <table:table-cell office:value-type="float" office:value="0.00000033918" calcext:value-type="float">
            <text:p>3.39E-07</text:p>
          </table:table-cell>
          <table:table-cell office:value-type="float" office:value="0.0000017606" calcext:value-type="float">
            <text:p>1.76E-06</text:p>
          </table:table-cell>
          <table:table-cell office:value-type="float" office:value="0.015395" calcext:value-type="float">
            <text:p>1.54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7" calcext:value-type="float">
            <text:p>5.70E-04</text:p>
          </table:table-cell>
          <table:table-cell office:value-type="float" office:value="0.0035522" calcext:value-type="float">
            <text:p>3.55E-03</text:p>
          </table:table-cell>
          <table:table-cell office:value-type="float" office:value="0.000000044762" calcext:value-type="float">
            <text:p>4.48E-08</text:p>
          </table:table-cell>
          <table:table-cell office:value-type="float" office:value="0.000000080655" calcext:value-type="float">
            <text:p>8.07E-08</text:p>
          </table:table-cell>
          <table:table-cell office:value-type="float" office:value="0.0035976" calcext:value-type="float">
            <text:p>3.60E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13016" calcext:value-type="float">
            <text:p>1.30E-04</text:p>
          </table:table-cell>
          <table:table-cell office:value-type="float" office:value="0.00046757" calcext:value-type="float">
            <text:p>4.68E-04</text:p>
          </table:table-cell>
          <table:table-cell office:value-type="float" office:value="0.00000000084119" calcext:value-type="float">
            <text:p>8.41E-10</text:p>
          </table:table-cell>
          <table:table-cell office:value-type="float" office:value="0.0000000018124" calcext:value-type="float">
            <text:p>1.81E-09</text:p>
          </table:table-cell>
          <table:table-cell office:value-type="float" office:value="0.00048535" calcext:value-type="float">
            <text:p>4.85E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29654" calcext:value-type="float">
            <text:p>2.97E-05</text:p>
          </table:table-cell>
          <table:table-cell office:value-type="float" office:value="0.000044121" calcext:value-type="float">
            <text:p>4.41E-05</text:p>
          </table:table-cell>
          <table:table-cell office:value-type="float" office:value="0.0000000000056997" calcext:value-type="float">
            <text:p>5.70E-12</text:p>
          </table:table-cell>
          <table:table-cell office:value-type="float" office:value="0.000000000018711" calcext:value-type="float">
            <text:p>1.87E-11</text:p>
          </table:table-cell>
          <table:table-cell office:value-type="float" office:value="0.00005316" calcext:value-type="float">
            <text:p>5.3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13013" calcext:value-type="float">
            <text:p>1.30E-05</text:p>
          </table:table-cell>
          <table:table-cell office:value-type="float" office:value="0.0000040478" calcext:value-type="float">
            <text:p>4.05E-06</text:p>
          </table:table-cell>
          <table:table-cell office:value-type="float" office:value="0.000000000000037685" calcext:value-type="float">
            <text:p>3.77E-14</text:p>
          </table:table-cell>
          <table:table-cell office:value-type="float" office:value="0.00000000000012685" calcext:value-type="float">
            <text:p>1.27E-13</text:p>
          </table:table-cell>
          <table:table-cell office:value-type="float" office:value="0.000013628" calcext:value-type="float">
            <text:p>1.36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30909" calcext:value-type="float">
            <text:p>3.09E-06</text:p>
          </table:table-cell>
          <table:table-cell office:value-type="float" office:value="0.00000047708" calcext:value-type="float">
            <text:p>4.77E-07</text:p>
          </table:table-cell>
          <table:table-cell office:value-type="float" office:value="1.0576E-015" calcext:value-type="float">
            <text:p>1.06E-15</text:p>
          </table:table-cell>
          <table:table-cell office:value-type="float" office:value="1.058E-015" calcext:value-type="float">
            <text:p>1.06E-15</text:p>
          </table:table-cell>
          <table:table-cell office:value-type="float" office:value="0.0000031275" calcext:value-type="float">
            <text:p>3.13E-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9477" calcext:value-type="float">
            <text:p>9.48E-07</text:p>
          </table:table-cell>
          <table:table-cell office:value-type="float" office:value="0.00000010873" calcext:value-type="float">
            <text:p>1.09E-07</text:p>
          </table:table-cell>
          <table:table-cell office:value-type="float" office:value="9.9412E-017" calcext:value-type="float">
            <text:p>9.94E-17</text:p>
          </table:table-cell>
          <table:table-cell office:value-type="float" office:value="2.4126E-017" calcext:value-type="float">
            <text:p>2.41E-17</text:p>
          </table:table-cell>
          <table:table-cell office:value-type="float" office:value="0.00000095392" calcext:value-type="float">
            <text:p>9.54E-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24677" calcext:value-type="float">
            <text:p>2.47E-07</text:p>
          </table:table-cell>
          <table:table-cell office:value-type="float" office:value="0.000000030719" calcext:value-type="float">
            <text:p>3.07E-08</text:p>
          </table:table-cell>
          <table:table-cell office:value-type="float" office:value="7.8169E-017" calcext:value-type="float">
            <text:p>7.82E-17</text:p>
          </table:table-cell>
          <table:table-cell office:value-type="float" office:value="1.4189E-018" calcext:value-type="float">
            <text:p>1.42E-18</text:p>
          </table:table-cell>
          <table:table-cell office:value-type="float" office:value="0.00000024868" calcext:value-type="float">
            <text:p>2.49E-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7202" calcext:value-type="float">
            <text:p>7.20E-08</text:p>
          </table:table-cell>
          <table:table-cell office:value-type="float" office:value="0.0000000086812" calcext:value-type="float">
            <text:p>8.68E-09</text:p>
          </table:table-cell>
          <table:table-cell office:value-type="float" office:value="6.5607E-017" calcext:value-type="float">
            <text:p>6.56E-17</text:p>
          </table:table-cell>
          <table:table-cell office:value-type="float" office:value="1.9264E-019" calcext:value-type="float">
            <text:p>1.93E-19</text:p>
          </table:table-cell>
          <table:table-cell office:value-type="float" office:value="0.000000072541" calcext:value-type="float">
            <text:p>7.25E-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19105" calcext:value-type="float">
            <text:p>1.91E-08</text:p>
          </table:table-cell>
          <table:table-cell office:value-type="float" office:value="0.0000000024612" calcext:value-type="float">
            <text:p>2.46E-09</text:p>
          </table:table-cell>
          <table:table-cell office:value-type="float" office:value="7.1213E-017" calcext:value-type="float">
            <text:p>7.12E-17</text:p>
          </table:table-cell>
          <table:table-cell office:value-type="float" office:value="1.6116E-019" calcext:value-type="float">
            <text:p>1.61E-19</text:p>
          </table:table-cell>
          <table:table-cell office:value-type="float" office:value="0.000000019263" calcext:value-type="float">
            <text:p>1.93E-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56971" calcext:value-type="float">
            <text:p>5.70E-09</text:p>
          </table:table-cell>
          <table:table-cell office:value-type="float" office:value="0.00000000069426" calcext:value-type="float">
            <text:p>6.94E-10</text:p>
          </table:table-cell>
          <table:table-cell office:value-type="float" office:value="1.0914E-016" calcext:value-type="float">
            <text:p>1.09E-16</text:p>
          </table:table-cell>
          <table:table-cell office:value-type="float" office:value="1.6218E-019" calcext:value-type="float">
            <text:p>1.62E-19</text:p>
          </table:table-cell>
          <table:table-cell office:value-type="float" office:value="0.0000000057393" calcext:value-type="float">
            <text:p>5.74E-09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8:11:06.11523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28T20:11:00.859965950</dc:date>
    <meta:editing-duration>PT1H50M46S</meta:editing-duration>
    <meta:editing-cycles>12</meta:editing-cycles>
    <meta:generator>LibreOffice/6.3.4.2$Linux_X86_64 LibreOffice_project/30$Build-2</meta:generator>
    <meta:document-statistic meta:table-count="1" meta:cell-count="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3" style:family="chart" style:data-style-name="N61"/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6" style:family="chart">
      <style:chart-properties chart:solid-type="cuboid" chart:symbol-type="named-symbol" chart:symbol-name="diamond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845cm" svg:height="18.541cm" xlink:href=".." xlink:type="simple" chart:class="chart:scatter" chart:style-name="ch1">
        <chart:title svg:x="12.77cm" svg:y="0.506cm" chart:style-name="ch2">
          <text:p>Newton's Method Convergence</text:p>
        </chart:title>
        <chart:subtitle svg:x="12.134cm" svg:y="1.655cm" chart:style-name="ch3">
          <text:p>Terrain Height: 100 m, Sponge Depth: 8 km</text:p>
        </chart:subtitle>
        <chart:legend chart:legend-position="end" svg:x="25.606cm" svg:y="8.224cm" style:legend-expansion="high" chart:style-name="ch4"/>
        <chart:plot-area chart:style-name="ch5" table:cell-range-address="convergence100m.E12:convergence100m.E12 convergence100m.E15:convergence100m.F25 convergence100m.A12:convergence100m.A12 convergence100m.A15:convergence100m.A25" chart:data-source-has-labels="both" svg:x="1.647cm" svg:y="2.708cm" svg:width="23.323cm" svg:height="14.482cm">
          <chartooo:coordinate-region svg:x="3.274cm" svg:y="2.907cm" svg:width="21.509cm" svg:height="13.636cm"/>
          <chart:axis chart:dimension="x" chart:name="primary-x" chart:style-name="ch6" chartooo:axis-type="auto">
            <chart:title svg:x="12.073cm" svg:y="17.56cm" chart:style-name="ch7">
              <text:p>Newton Iteration</text:p>
            </chart:title>
            <chart:categories table:cell-range-address="convergence100m.E12:convergence100m.E12"/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convergence100m.E15:convergence100m.E25" chart:label-cell-address="convergence100m.E12:convergence100m.E12" chart:class="chart:scatter">
            <chart:domain table:cell-range-address="convergence100m.F15:convergence100m.F25"/>
            <chart:regression-curve chart:style-name="ch12">
              <chart:equation chart:display-equation="true" chart:display-r-square="false" svg:x="7.396cm" svg:y="5.025cm" chart:style-name="ch13"/>
            </chart:regression-curve>
            <chart:data-point chart:repeated="11"/>
          </chart:series>
          <chart:series chart:style-name="ch14" chart:values-cell-range-address="convergence100m.A15:convergence100m.A25" chart:label-cell-address="convergence100m.A12:convergence100m.A12" chart:class="chart:scatter">
            <chart:regression-curve chart:style-name="ch15">
              <chart:equation chart:display-equation="true" chart:display-r-square="false" svg:x="3.52cm" svg:y="8.791cm" chart:style-name="ch13"/>
            </chart:regression-curve>
            <chart:data-point/>
            <chart:data-point chart:style-name="ch16" chart:repeated="2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convergence100m.E12:convergence100m.E12</svg:desc>
                </draw:g>
              </table:table-cell>
              <table:table-cell office:value-type="string">
                <text:p>U Residual L2</text:p>
                <draw:g>
                  <svg:desc>convergence100m.A12:convergence100m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Residual L2 </text:p>
                <draw:g>
                  <svg:desc>convergence100m.E12:convergence100m.E12</svg:desc>
                </draw:g>
              </table:table-cell>
              <table:table-cell office:value-type="float" office:value="1">
                <text:p>1</text:p>
                <draw:g>
                  <svg:desc>convergence100m.F15:convergence100m.F25</svg:desc>
                </draw:g>
              </table:table-cell>
              <table:table-cell office:value-type="float" office:value="0.015395">
                <text:p>0.015395</text:p>
                <draw:g>
                  <svg:desc>convergence100m.E15:convergence100m.E25</svg:desc>
                </draw:g>
              </table:table-cell>
              <table:table-cell office:value-type="float" office:value="0.0095593">
                <text:p>0.0095593</text:p>
                <draw:g>
                  <svg:desc>convergence100m.A15:convergence100m.A2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35976">
                <text:p>0.0035976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48535">
                <text:p>0.00048535</text:p>
              </table:table-cell>
              <table:table-cell office:value-type="float" office:value="0.00013016">
                <text:p>0.0001301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5316">
                <text:p>0.00005316</text:p>
              </table:table-cell>
              <table:table-cell office:value-type="float" office:value="0.000029654">
                <text:p>0.00002965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013628">
                <text:p>0.000013628</text:p>
              </table:table-cell>
              <table:table-cell office:value-type="float" office:value="0.000013013">
                <text:p>0.00001301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0031275">
                <text:p>0.0000031275</text:p>
              </table:table-cell>
              <table:table-cell office:value-type="float" office:value="0.0000030909">
                <text:p>0.000003090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095392">
                <text:p>0.00000095392</text:p>
              </table:table-cell>
              <table:table-cell office:value-type="float" office:value="0.0000009477">
                <text:p>0.000000947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024868">
                <text:p>0.00000024868</text:p>
              </table:table-cell>
              <table:table-cell office:value-type="float" office:value="0.00000024677">
                <text:p>0.0000002467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0072541">
                <text:p>0.000000072541</text:p>
              </table:table-cell>
              <table:table-cell office:value-type="float" office:value="0.00000007202">
                <text:p>0.000000072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0019263">
                <text:p>0.000000019263</text:p>
              </table:table-cell>
              <table:table-cell office:value-type="float" office:value="0.000000019105">
                <text:p>0.00000001910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000057393">
                <text:p>0.0000000057393</text:p>
              </table:table-cell>
              <table:table-cell office:value-type="float" office:value="0.0000000056971">
                <text:p>0.0000000056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3" style:family="chart" style:data-style-name="N61"/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823cm" svg:height="18.541cm" xlink:href=".." xlink:type="simple" chart:class="chart:scatter" chart:style-name="ch1">
        <chart:title svg:x="12.759cm" svg:y="0.506cm" chart:style-name="ch2">
          <text:p>Newton's Method Convergence</text:p>
        </chart:title>
        <chart:subtitle svg:x="12.123cm" svg:y="1.655cm" chart:style-name="ch3">
          <text:p>Terrain Height: 100 m, Sponge Depth: 6 km</text:p>
        </chart:subtitle>
        <chart:legend chart:legend-position="end" svg:x="25.584cm" svg:y="8.224cm" style:legend-expansion="high" chart:style-name="ch4"/>
        <chart:plot-area chart:style-name="ch5" table:cell-range-address="convergence100m.E1:convergence100m.E12 convergence100m.A1:convergence100m.A12 convergence100m.F1:convergence100m.F11" chart:data-source-has-labels="both" svg:x="1.647cm" svg:y="2.708cm" svg:width="23.301cm" svg:height="14.482cm">
          <chartooo:coordinate-region svg:x="2.798cm" svg:y="2.907cm" svg:width="21.831cm" svg:height="13.636cm"/>
          <chart:axis chart:dimension="x" chart:name="primary-x" chart:style-name="ch6" chartooo:axis-type="auto">
            <chart:title svg:x="12.062cm" svg:y="17.56cm" chart:style-name="ch7">
              <text:p>Newton Iteration</text:p>
            </chart:title>
            <chart:categories table:cell-range-address="convergence100m.A12:convergence100m.A12"/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convergence100m.E1:convergence100m.E11" chart:label-cell-address="convergence100m.E12:convergence100m.E12" chart:class="chart:scatter">
            <chart:domain table:cell-range-address="convergence100m.F1:convergence100m.F11"/>
            <chart:regression-curve chart:style-name="ch12">
              <chart:equation chart:display-equation="true" chart:display-r-square="false" svg:x="7.391cm" svg:y="5.025cm" chart:style-name="ch13"/>
            </chart:regression-curve>
            <chart:data-point chart:repeated="11"/>
          </chart:series>
          <chart:series chart:style-name="ch14" chart:values-cell-range-address="convergence100m.A1:convergence100m.A11" chart:label-cell-address="convergence100m.A12:convergence100m.A12" chart:class="chart:scatter">
            <chart:regression-curve chart:style-name="ch15">
              <chart:equation chart:display-equation="true" chart:display-r-square="false" svg:x="3.518cm" svg:y="8.791cm" chart:style-name="ch13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convergence100m.E12:convergence100m.E12</svg:desc>
                </draw:g>
              </table:table-cell>
              <table:table-cell office:value-type="string">
                <text:p>U Residual L2</text:p>
                <draw:g>
                  <svg:desc>convergence100m.A12:convergence100m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 Residual L2</text:p>
                <draw:g>
                  <svg:desc>convergence100m.A12:convergence100m.A12</svg:desc>
                </draw:g>
              </table:table-cell>
              <table:table-cell office:value-type="float" office:value="1">
                <text:p>1</text:p>
                <draw:g>
                  <svg:desc>convergence100m.F1:convergence100m.F11</svg:desc>
                </draw:g>
              </table:table-cell>
              <table:table-cell office:value-type="float" office:value="0.021133">
                <text:p>0.021133</text:p>
                <draw:g>
                  <svg:desc>convergence100m.E1:convergence100m.E11</svg:desc>
                </draw:g>
              </table:table-cell>
              <table:table-cell office:value-type="float" office:value="0.017436">
                <text:p>0.017436</text:p>
                <draw:g>
                  <svg:desc>convergence100m.A1:convergence100m.A1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37312">
                <text:p>0.0037312</text:p>
              </table:table-cell>
              <table:table-cell office:value-type="float" office:value="0.00076405">
                <text:p>0.0007640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46769">
                <text:p>0.00046769</text:p>
              </table:table-cell>
              <table:table-cell office:value-type="float" office:value="0.000067406">
                <text:p>0.00006740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64289">
                <text:p>0.000064289</text:p>
              </table:table-cell>
              <table:table-cell office:value-type="float" office:value="0.00005088">
                <text:p>0.0000508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012806">
                <text:p>0.000012806</text:p>
              </table:table-cell>
              <table:table-cell office:value-type="float" office:value="0.000012302">
                <text:p>0.00001230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0039718">
                <text:p>0.0000039718</text:p>
              </table:table-cell>
              <table:table-cell office:value-type="float" office:value="0.0000039536">
                <text:p>0.000003953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079206">
                <text:p>0.00000079206</text:p>
              </table:table-cell>
              <table:table-cell office:value-type="float" office:value="0.0000007886">
                <text:p>0.000000788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022011">
                <text:p>0.00000022011</text:p>
              </table:table-cell>
              <table:table-cell office:value-type="float" office:value="0.00000021929">
                <text:p>0.0000002192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004251">
                <text:p>0.00000004251</text:p>
              </table:table-cell>
              <table:table-cell office:value-type="float" office:value="0.000000042152">
                <text:p>0.00000004215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0015093">
                <text:p>0.000000015093</text:p>
              </table:table-cell>
              <table:table-cell office:value-type="float" office:value="0.000000015014">
                <text:p>0.0000000150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000032261">
                <text:p>0.0000000032261</text:p>
              </table:table-cell>
              <table:table-cell office:value-type="float" office:value="0.0000000031944">
                <text:p>0.0000000031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